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B0000012C25093A87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12C0000012B8BD43765.png" manifest:media-type="image/png"/>
  <manifest:file-entry manifest:full-path="Pictures/10000201000001140000012C76D41E36.png" manifest:media-type="image/png"/>
  <manifest:file-entry manifest:full-path="Pictures/100002010000012C000000AF1B6F633F.png" manifest:media-type="image/png"/>
  <manifest:file-entry manifest:full-path="Pictures/TablePreview6.svm" manifest:media-type=""/>
  <manifest:file-entry manifest:full-path="Pictures/100002010000012C00000096CF400556.png" manifest:media-type="image/png"/>
  <manifest:file-entry manifest:full-path="Pictures/TablePreview2.svm" manifest:media-type=""/>
  <manifest:file-entry manifest:full-path="Pictures/100000000000021F0000021FC645662D.jpg" manifest:media-type="image/jpeg"/>
  <manifest:file-entry manifest:full-path="Pictures/100002010000012C000000DFFF22775B.png" manifest:media-type="image/png"/>
  <manifest:file-entry manifest:full-path="Pictures/100002010000012C0000011D3CC6B740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2010000012A0000012C2B2303EC.png" manifest:media-type="image/png"/>
  <manifest:file-entry manifest:full-path="Pictures/TablePreview8.svm" manifest:media-type=""/>
  <manifest:file-entry manifest:full-path="Pictures/10000000000001930000008DAB8C20B3.png" manifest:media-type="image/png"/>
  <manifest:file-entry manifest:full-path="Pictures/TablePreview4.svm" manifest:media-type=""/>
  <manifest:file-entry manifest:full-path="Pictures/10000000000000A0000000A265565B48.jpg" manifest:media-type="image/jpeg"/>
  <manifest:file-entry manifest:full-path="Pictures/TablePreview10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svg:stroke-width="0.1cm" draw:marker-start-width="0.35cm" draw:marker-end-width="0.35cm" draw:fill="solid" draw:fill-color="#eb613d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5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0cm, 0cm, 0cm)" draw:image-opacity="100%" style:mirror="none"/>
    </style:style>
    <style:style style:name="co1" style:family="table-column">
      <style:table-column-properties style:column-width="3.102cm" style:use-optimal-column-width="false"/>
    </style:style>
    <style:style style:name="co2" style:family="table-column">
      <style:table-column-properties style:column-width="3.1cm" style:use-optimal-column-width="false"/>
    </style:style>
    <style:style style:name="co3" style:family="table-column">
      <style:table-column-properties style:column-width="4.722cm" style:use-optimal-column-width="false"/>
    </style:style>
    <style:style style:name="co4" style:family="table-column">
      <style:table-column-properties style:column-width="4.72cm" style:use-optimal-column-width="false"/>
    </style:style>
    <style:style style:name="co5" style:family="table-column">
      <style:table-column-properties style:column-width="5.509cm" style:use-optimal-column-width="false"/>
    </style:style>
    <style:style style:name="co6" style:family="table-column">
      <style:table-column-properties style:column-width="5.508cm" style:use-optimal-column-width="false"/>
    </style:style>
    <style:style style:name="ro1" style:family="table-row">
      <style:table-row-properties style:row-height="4.263cm"/>
    </style:style>
    <style:style style:name="ro2" style:family="table-row">
      <style:table-row-properties style:row-height="4.267cm"/>
    </style:style>
    <style:style style:name="ro3" style:family="table-row">
      <style:table-row-properties style:row-height="4.538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size="48pt" style:font-size-asian="48pt" style:font-size-complex="48pt"/>
    </style:style>
    <style:style style:name="ce2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family="'Liberation Sans'" style:font-family-generic="swiss" style:font-pitch="variable" fo:font-size="48pt" style:font-size-asian="48pt" style:font-size-complex="48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2.27pt solid #000000"/>
      <style:text-properties fo:font-size="48pt" style:font-size-asian="48pt" style:font-size-complex="48pt"/>
    </style:style>
    <style:style style:name="ce4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none" fo:border-top="2.27pt solid #000000" fo:border-bottom="2.27pt solid #000000"/>
      <style:text-properties fo:font-size="48pt" style:font-size-asian="48pt" style:font-size-complex="48pt"/>
    </style:style>
    <style:style style:name="ce5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2.27pt solid #000000" fo:border-top="none" fo:border-bottom="2.27pt solid #000000"/>
      <style:text-properties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family="'Liberation Sans'" style:font-family-generic="swiss" style:font-pitch="variable" fo:font-size="48pt" style:font-size-asian="48pt" style:font-size-complex="48pt"/>
    </style:style>
    <style:style style:name="T4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cm" svg:y="2.5cm">
          <text:p text:style-name="P1"><text:span text:style-name="T1">5  ... 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 text:style-name="P1"><text:span text:style-name="T1">2  ... 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 text:style-name="P1"><text:span text:style-name="T1"><text:s/></text:span><text:span text:style-name="T1">8 <text:s/>... <text:s/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 text:style-name="P1"><text:span text:style-name="T1">4  ... 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 text:style-name="P1"><text:span text:style-name="T1">3  ... 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 text:style-name="P1"><text:span text:style-name="T1">6  ... 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 text:style-name="P1"><text:span text:style-name="T1">5  ... 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 text:style-name="P1"><text:span text:style-name="T1">0  ... 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7</text:span></text:p>
              </table:table-cell>
              <table:table-cell>
                <text:p text:style-name="P1"><text:span text:style-name="T2">8</text:span></text:p>
              </table:table-cell>
              <table:table-cell>
                <text:p text:style-name="P1"><text:span text:style-name="T2">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2cm" svg:height="1.5cm" svg:x="30cm" svg:y="0.5cm">
          <draw:text-box>
            <text:p>S2</text:p>
          </draw:text-box>
        </draw:frame>
        <draw:g>
          <draw:line draw:style-name="gr4" draw:text-style-name="P1" draw:layer="layout" svg:x1="4cm" svg:y1="2.5cm" svg:x2="4cm" svg:y2="6.5cm">
            <text:p/>
          </draw:line>
          <draw:line draw:style-name="gr4" draw:text-style-name="P1" draw:layer="layout" svg:x1="6.5cm" svg:y1="2.5cm" svg:x2="6.5cm" svg:y2="6.5cm">
            <text:p/>
          </draw:line>
        </draw:g>
        <draw:g>
          <draw:line draw:style-name="gr4" draw:text-style-name="P1" draw:layer="layout" svg:x1="4cm" svg:y1="7.1cm" svg:x2="4cm" svg:y2="11.1cm">
            <text:p/>
          </draw:line>
          <draw:line draw:style-name="gr4" draw:text-style-name="P1" draw:layer="layout" svg:x1="6.5cm" svg:y1="7.1cm" svg:x2="6.5cm" svg:y2="11.1cm">
            <text:p/>
          </draw:line>
        </draw:g>
        <draw:g>
          <draw:line draw:style-name="gr4" draw:text-style-name="P1" draw:layer="layout" svg:x1="4cm" svg:y1="11.5cm" svg:x2="4cm" svg:y2="15.5cm">
            <text:p/>
          </draw:line>
          <draw:line draw:style-name="gr4" draw:text-style-name="P1" draw:layer="layout" svg:x1="6.5cm" svg:y1="11.5cm" svg:x2="6.5cm" svg:y2="15.5cm">
            <text:p/>
          </draw:line>
        </draw:g>
        <draw:g>
          <draw:line draw:style-name="gr4" draw:text-style-name="P1" draw:layer="layout" svg:x1="4cm" svg:y1="16cm" svg:x2="4cm" svg:y2="20cm">
            <text:p/>
          </draw:line>
          <draw:line draw:style-name="gr4" draw:text-style-name="P1" draw:layer="layout" svg:x1="6.5cm" svg:y1="16cm" svg:x2="6.5cm" svg:y2="20cm">
            <text:p/>
          </draw:line>
        </draw:g>
        <draw:g>
          <draw:line draw:style-name="gr4" draw:text-style-name="P1" draw:layer="layout" svg:x1="23.1cm" svg:y1="2.5cm" svg:x2="23.1cm" svg:y2="6.5cm">
            <text:p/>
          </draw:line>
          <draw:line draw:style-name="gr4" draw:text-style-name="P1" draw:layer="layout" svg:x1="25.6cm" svg:y1="2.5cm" svg:x2="25.6cm" svg:y2="6.5cm">
            <text:p/>
          </draw:line>
        </draw:g>
        <draw:g>
          <draw:line draw:style-name="gr4" draw:text-style-name="P1" draw:layer="layout" svg:x1="23.1cm" svg:y1="7.1cm" svg:x2="23.1cm" svg:y2="11.1cm">
            <text:p/>
          </draw:line>
          <draw:line draw:style-name="gr4" draw:text-style-name="P1" draw:layer="layout" svg:x1="25.6cm" svg:y1="7.1cm" svg:x2="25.6cm" svg:y2="11.1cm">
            <text:p/>
          </draw:line>
        </draw:g>
        <draw:g>
          <draw:line draw:style-name="gr4" draw:text-style-name="P1" draw:layer="layout" svg:x1="23.1cm" svg:y1="11.5cm" svg:x2="23.1cm" svg:y2="15.5cm">
            <text:p/>
          </draw:line>
          <draw:line draw:style-name="gr4" draw:text-style-name="P1" draw:layer="layout" svg:x1="25.6cm" svg:y1="11.5cm" svg:x2="25.6cm" svg:y2="15.5cm">
            <text:p/>
          </draw:line>
        </draw:g>
        <draw:g>
          <draw:line draw:style-name="gr4" draw:text-style-name="P1" draw:layer="layout" svg:x1="23.1cm" svg:y1="16cm" svg:x2="23.1cm" svg:y2="20cm">
            <text:p/>
          </draw:line>
          <draw:line draw:style-name="gr4" draw:text-style-name="P1" draw:layer="layout" svg:x1="25.6cm" svg:y1="16cm" svg:x2="25.6cm" svg:y2="20cm">
            <text:p/>
          </draw:line>
        </draw:g>
        <draw:frame draw:style-name="gr5" draw:text-style-name="P1" draw:layer="layout" svg:width="2.214cm" svg:height="1.292cm" svg:x="26.5cm" svg:y="15.684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476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72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cm" svg:y="2.5cm">
          <text:p text:style-name="P1"><text:span text:style-name="T1">5  <text:s/>6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 text:style-name="P1"><text:span text:style-name="T1">0  <text:s/>1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 text:style-name="P1"><text:span text:style-name="T1"><text:s/></text:span><text:span text:style-name="T1">3  <text:s/>4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 text:style-name="P1"><text:span text:style-name="T1">7  <text:s/>8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 text:style-name="P1"><text:span text:style-name="T1">2  <text:s/>3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 text:style-name="P1"><text:span text:style-name="T1">6  <text:s/>7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 text:style-name="P1"><text:span text:style-name="T1">4  <text:s/>5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 text:style-name="P1"><text:span text:style-name="T1">8  <text:s/>9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4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6</text:span></text:p>
              </table:table-cell>
              <table:table-cell>
                <text:p text:style-name="P1"><text:span text:style-name="T2">7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8</text:span></text:p>
              </table:table-cell>
              <table:table-cell>
                <text:p text:style-name="P1"><text:span text:style-name="T2">9</text:span></text:p>
              </table:table-cell>
              <table:table-cell>
                <text:p text:style-name="P1"><text:span text:style-name="T2">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2cm" svg:height="1.5cm" svg:x="30cm" svg:y="0.5cm">
          <draw:text-box>
            <text:p>S3</text:p>
          </draw:text-box>
        </draw:frame>
        <draw:g>
          <draw:line draw:style-name="gr4" draw:text-style-name="P1" draw:layer="layout" svg:x1="4cm" svg:y1="2.5cm" svg:x2="4cm" svg:y2="6.5cm">
            <text:p/>
          </draw:line>
          <draw:line draw:style-name="gr4" draw:text-style-name="P1" draw:layer="layout" svg:x1="6.5cm" svg:y1="2.5cm" svg:x2="6.5cm" svg:y2="6.5cm">
            <text:p/>
          </draw:line>
        </draw:g>
        <draw:g>
          <draw:line draw:style-name="gr4" draw:text-style-name="P1" draw:layer="layout" svg:x1="4cm" svg:y1="7.1cm" svg:x2="4cm" svg:y2="11.1cm">
            <text:p/>
          </draw:line>
          <draw:line draw:style-name="gr4" draw:text-style-name="P1" draw:layer="layout" svg:x1="6.5cm" svg:y1="7.1cm" svg:x2="6.5cm" svg:y2="11.1cm">
            <text:p/>
          </draw:line>
        </draw:g>
        <draw:g>
          <draw:line draw:style-name="gr4" draw:text-style-name="P1" draw:layer="layout" svg:x1="4cm" svg:y1="11.5cm" svg:x2="4cm" svg:y2="15.5cm">
            <text:p/>
          </draw:line>
          <draw:line draw:style-name="gr4" draw:text-style-name="P1" draw:layer="layout" svg:x1="6.5cm" svg:y1="11.5cm" svg:x2="6.5cm" svg:y2="15.5cm">
            <text:p/>
          </draw:line>
        </draw:g>
        <draw:g>
          <draw:line draw:style-name="gr4" draw:text-style-name="P1" draw:layer="layout" svg:x1="4cm" svg:y1="16cm" svg:x2="4cm" svg:y2="20cm">
            <text:p/>
          </draw:line>
          <draw:line draw:style-name="gr4" draw:text-style-name="P1" draw:layer="layout" svg:x1="6.5cm" svg:y1="16cm" svg:x2="6.5cm" svg:y2="20cm">
            <text:p/>
          </draw:line>
        </draw:g>
        <draw:g>
          <draw:line draw:style-name="gr4" draw:text-style-name="P1" draw:layer="layout" svg:x1="23.1cm" svg:y1="2.5cm" svg:x2="23.1cm" svg:y2="6.5cm">
            <text:p/>
          </draw:line>
          <draw:line draw:style-name="gr4" draw:text-style-name="P1" draw:layer="layout" svg:x1="25.6cm" svg:y1="2.5cm" svg:x2="25.6cm" svg:y2="6.5cm">
            <text:p/>
          </draw:line>
        </draw:g>
        <draw:g>
          <draw:line draw:style-name="gr4" draw:text-style-name="P1" draw:layer="layout" svg:x1="23.1cm" svg:y1="7.1cm" svg:x2="23.1cm" svg:y2="11.1cm">
            <text:p/>
          </draw:line>
          <draw:line draw:style-name="gr4" draw:text-style-name="P1" draw:layer="layout" svg:x1="25.6cm" svg:y1="7.1cm" svg:x2="25.6cm" svg:y2="11.1cm">
            <text:p/>
          </draw:line>
        </draw:g>
        <draw:g>
          <draw:line draw:style-name="gr4" draw:text-style-name="P1" draw:layer="layout" svg:x1="23.1cm" svg:y1="11.5cm" svg:x2="23.1cm" svg:y2="15.5cm">
            <text:p/>
          </draw:line>
          <draw:line draw:style-name="gr4" draw:text-style-name="P1" draw:layer="layout" svg:x1="25.6cm" svg:y1="11.5cm" svg:x2="25.6cm" svg:y2="15.5cm">
            <text:p/>
          </draw:line>
        </draw:g>
        <draw:g>
          <draw:line draw:style-name="gr4" draw:text-style-name="P1" draw:layer="layout" svg:x1="23.1cm" svg:y1="16cm" svg:x2="23.1cm" svg:y2="20cm">
            <text:p/>
          </draw:line>
          <draw:line draw:style-name="gr4" draw:text-style-name="P1" draw:layer="layout" svg:x1="25.6cm" svg:y1="16cm" svg:x2="25.6cm" svg:y2="20cm">
            <text:p/>
          </draw:line>
        </draw:g>
        <draw:frame draw:style-name="gr5" draw:text-style-name="P1" draw:layer="layout" svg:width="2.214cm" svg:height="1.292cm" svg:x="26.5cm" svg:y="15.684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476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72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</draw:page>
      <draw:page draw:name="page3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cm" svg:y="2.5cm">
          <text:p text:style-name="P1"><text:span text:style-name="T1">2  ... 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 text:style-name="P1"><text:span text:style-name="T1">6  ... 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 text:style-name="P1"><text:span text:style-name="T1"><text:s/></text:span><text:span text:style-name="T1">5 <text:s/>... <text:s/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 text:style-name="P1"><text:span text:style-name="T1">4  ... 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 text:style-name="P1"><text:span text:style-name="T1"><text:s/></text:span><text:span text:style-name="T1">8  ...  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 text:style-name="P1"><text:span text:style-name="T1">7  ...  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 text:style-name="P1"><text:span text:style-name="T1">1  ... 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 text:style-name="P1"><text:span text:style-name="T1"><text:s/></text:span><text:span text:style-name="T1">9  ... 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3">2</text:span></text:p>
              </table:table-cell>
              <table:table-cell>
                <text:p text:style-name="P1"><text:span text:style-name="T3">3</text:span></text:p>
              </table:table-cell>
              <table:table-cell>
                <text:p text:style-name="P1"><text:span text:style-name="T3">4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3">5</text:span></text:p>
              </table:table-cell>
              <table:table-cell>
                <text:p text:style-name="P1"><text:span text:style-name="T3">6</text:span></text:p>
              </table:table-cell>
              <table:table-cell>
                <text:p text:style-name="P1"><text:span text:style-name="T3">7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3">8</text:span></text:p>
              </table:table-cell>
              <table:table-cell>
                <text:p text:style-name="P1"><text:span text:style-name="T3">9</text:span></text:p>
              </table:table-cell>
              <table:table-cell>
                <text:p text:style-name="P1"><text:span text:style-name="T3">1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layer="layout" svg:width="2cm" svg:height="1.5cm" svg:x="30cm" svg:y="0.5cm">
          <draw:text-box>
            <text:p>S4</text:p>
          </draw:text-box>
        </draw:frame>
        <draw:g>
          <draw:line draw:style-name="gr4" draw:text-style-name="P1" draw:layer="layout" svg:x1="4cm" svg:y1="2.5cm" svg:x2="4cm" svg:y2="6.5cm">
            <text:p/>
          </draw:line>
          <draw:line draw:style-name="gr4" draw:text-style-name="P1" draw:layer="layout" svg:x1="6.5cm" svg:y1="2.5cm" svg:x2="6.5cm" svg:y2="6.5cm">
            <text:p/>
          </draw:line>
        </draw:g>
        <draw:g>
          <draw:line draw:style-name="gr4" draw:text-style-name="P1" draw:layer="layout" svg:x1="4cm" svg:y1="7.1cm" svg:x2="4cm" svg:y2="11.1cm">
            <text:p/>
          </draw:line>
          <draw:line draw:style-name="gr4" draw:text-style-name="P1" draw:layer="layout" svg:x1="6.5cm" svg:y1="7.1cm" svg:x2="6.5cm" svg:y2="11.1cm">
            <text:p/>
          </draw:line>
        </draw:g>
        <draw:g>
          <draw:line draw:style-name="gr4" draw:text-style-name="P1" draw:layer="layout" svg:x1="4cm" svg:y1="11.5cm" svg:x2="4cm" svg:y2="15.5cm">
            <text:p/>
          </draw:line>
          <draw:line draw:style-name="gr4" draw:text-style-name="P1" draw:layer="layout" svg:x1="6.5cm" svg:y1="11.5cm" svg:x2="6.5cm" svg:y2="15.5cm">
            <text:p/>
          </draw:line>
        </draw:g>
        <draw:g>
          <draw:line draw:style-name="gr4" draw:text-style-name="P1" draw:layer="layout" svg:x1="4cm" svg:y1="16cm" svg:x2="4cm" svg:y2="20cm">
            <text:p/>
          </draw:line>
          <draw:line draw:style-name="gr4" draw:text-style-name="P1" draw:layer="layout" svg:x1="6.5cm" svg:y1="16cm" svg:x2="6.5cm" svg:y2="20cm">
            <text:p/>
          </draw:line>
        </draw:g>
        <draw:g>
          <draw:line draw:style-name="gr4" draw:text-style-name="P1" draw:layer="layout" svg:x1="23.1cm" svg:y1="2.5cm" svg:x2="23.1cm" svg:y2="6.5cm">
            <text:p/>
          </draw:line>
          <draw:line draw:style-name="gr4" draw:text-style-name="P1" draw:layer="layout" svg:x1="25.6cm" svg:y1="2.5cm" svg:x2="25.6cm" svg:y2="6.5cm">
            <text:p/>
          </draw:line>
        </draw:g>
        <draw:g>
          <draw:line draw:style-name="gr4" draw:text-style-name="P1" draw:layer="layout" svg:x1="23.1cm" svg:y1="7.1cm" svg:x2="23.1cm" svg:y2="11.1cm">
            <text:p/>
          </draw:line>
          <draw:line draw:style-name="gr4" draw:text-style-name="P1" draw:layer="layout" svg:x1="25.6cm" svg:y1="7.1cm" svg:x2="25.6cm" svg:y2="11.1cm">
            <text:p/>
          </draw:line>
        </draw:g>
        <draw:g>
          <draw:line draw:style-name="gr4" draw:text-style-name="P1" draw:layer="layout" svg:x1="23.1cm" svg:y1="11.5cm" svg:x2="23.1cm" svg:y2="15.5cm">
            <text:p/>
          </draw:line>
          <draw:line draw:style-name="gr4" draw:text-style-name="P1" draw:layer="layout" svg:x1="25.6cm" svg:y1="11.5cm" svg:x2="25.6cm" svg:y2="15.5cm">
            <text:p/>
          </draw:line>
        </draw:g>
        <draw:g>
          <draw:line draw:style-name="gr4" draw:text-style-name="P1" draw:layer="layout" svg:x1="23.1cm" svg:y1="16cm" svg:x2="23.1cm" svg:y2="20cm">
            <text:p/>
          </draw:line>
          <draw:line draw:style-name="gr4" draw:text-style-name="P1" draw:layer="layout" svg:x1="25.6cm" svg:y1="16cm" svg:x2="25.6cm" svg:y2="20cm">
            <text:p/>
          </draw:line>
        </draw:g>
        <draw:frame draw:style-name="gr5" draw:text-style-name="P1" draw:layer="layout" svg:width="2.214cm" svg:height="1.292cm" svg:x="26.5cm" svg:y="15.684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476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72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</draw:page>
      <draw:page draw:name="page4" draw:style-name="dp1" draw:master-page-name="Standard">
        <draw:frame draw:style-name="gr7" draw:layer="layout" svg:width="1.171cm" svg:height="0.962cm" svg:x="30cm" svg:y="0cm">
          <draw:text-box>
            <text:p>s5</text:p>
          </draw:text-box>
        </draw:frame>
        <draw:custom-shape draw:style-name="gr8" draw:text-style-name="P3" draw:layer="layout" svg:width="5.2cm" svg:height="3.314cm" svg:x="23cm" svg:y="2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2cm" svg:height="3.314cm" svg:x="23cm" svg:y="7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2cm" svg:height="3.314cm" svg:x="23cm" svg:y="11.8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2cm" svg:height="3.314cm" svg:x="23cm" svg:y="16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cm" svg:height="15cm" svg:x="7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5.5cm" svg:height="3.31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5cm" svg:height="3.314cm" svg:x="1.5cm" svg:y="7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5cm" svg:height="3.314cm" svg:x="1.5cm" svg:y="11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5cm" svg:height="3.314cm" svg:x="1.5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4.163cm" svg:height="13.613cm" svg:x="7.929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2">0+2</text:span></text:p>
              </table:table-cell>
              <table:table-cell table:style-name="ce4">
                <text:p text:style-name="P1"><text:span text:style-name="T1"><text:s/></text:span><text:span text:style-name="T1">2+3</text:span></text:p>
              </table:table-cell>
              <table:table-cell>
                <text:p text:style-name="P1"><text:span text:style-name="T2">0+3</text:span></text:p>
              </table:table-cell>
            </table:table-row>
            <table:table-row table:style-name="ro3">
              <table:table-cell table:style-name="ce3">
                <text:p text:style-name="P1"><text:span text:style-name="T2">1+4</text:span></text:p>
              </table:table-cell>
              <table:table-cell table:style-name="ce4">
                <text:p text:style-name="P1"><text:span text:style-name="T2">3+1</text:span></text:p>
              </table:table-cell>
              <table:table-cell table:style-name="ce5">
                <text:p text:style-name="P1"><text:span text:style-name="T2">2+4</text:span></text:p>
              </table:table-cell>
            </table:table-row>
            <table:table-row table:style-name="ro3">
              <table:table-cell table:style-name="ce3">
                <text:p text:style-name="P1"><text:span text:style-name="T2">1+2</text:span></text:p>
              </table:table-cell>
              <table:table-cell table:style-name="ce4">
                <text:p text:style-name="P1"><text:span text:style-name="T2">1+1</text:span></text:p>
              </table:table-cell>
              <table:table-cell table:style-name="ce5">
                <text:p text:style-name="P1"><text:span text:style-name="T2">2+2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9" draw:text-style-name="P4" draw:layer="layout" svg:width="0.882cm" svg:height="0.882cm" svg:x="26.482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882cm" svg:height="0.883cm" svg:x="25.5cm" svg:y="12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882cm" svg:height="0.882cm" svg:x="25.5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2.74cm" svg:y="3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977cm" svg:height="0.977cm" svg:x="4.977cm" svg:y="12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25.046cm" svg:y="2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977cm" svg:height="0.977cm" svg:x="4cm" svg:y="13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882cm" svg:height="0.883cm" svg:x="5.118cm" svg:y="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882cm" svg:height="0.882cm" svg:x="5.118cm" svg:y="4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23.939cm" svg:y="2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23.939cm" svg:y="4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977cm" svg:height="0.977cm" svg:x="5.19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977cm" svg:height="0.977cm" svg:x="5.199cm" svg:y="8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draw:transform="rotate (-1.5707963267949) translate (3.477cm 8.0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draw:transform="rotate (-1.5707963267949) translate (3.477cm 9.1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977cm" svg:height="0.977cm" svg:x="26.023cm" svg:y="4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2.014cm" svg:y="17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881cm" svg:height="0.882cm" svg:x="5.119cm" svg:y="18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882cm" svg:height="0.882cm" svg:x="4.119cm" svg:y="18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3cm" svg:height="0.882cm" svg:x="23.617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3cm" svg:height="0.882cm" svg:x="23.617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882cm" svg:height="0.882cm" svg:x="4.119cm" svg:y="17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881cm" svg:height="0.882cm" svg:x="5.119cm" svg:y="17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882cm" svg:height="0.882cm" svg:x="32.382cm" svg:y="0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882cm" svg:height="0.882cm" svg:x="32.382cm" svg:y="1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2cm" svg:height="0.882cm" svg:x="30.5cm" svg:y="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2cm" svg:height="0.881cm" svg:x="30.5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0.882cm" svg:height="0.881cm" svg:x="32.382cm" svg:y="2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0.881cm" svg:height="0.882cm" svg:x="26.619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882cm" svg:height="0.882cm" svg:x="25.619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0.882cm" svg:height="0.882cm" svg:x="25.619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0.881cm" svg:height="0.882cm" svg:x="26.619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2cm" svg:height="0.881cm" svg:x="24.236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882cm" svg:height="0.881cm" svg:x="26.118cm" svg:y="18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5" draw:style-name="dp1" draw:master-page-name="Standard">
        <draw:frame draw:style-name="gr7" draw:layer="layout" svg:width="1.171cm" svg:height="0.962cm" svg:x="30cm" svg:y="0cm">
          <draw:text-box>
            <text:p>s6</text:p>
          </draw:text-box>
        </draw:frame>
        <draw:custom-shape draw:style-name="gr2" draw:text-style-name="P3" draw:layer="layout" svg:width="4cm" svg:height="3.314cm" svg:x="24.2cm" svg:y="2.486cm">
          <text:p text:style-name="P1"><text:span text:style-name="T2">1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7.153cm">
          <text:p text:style-name="P1"><text:span text:style-name="T2">2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11.819cm">
          <text:p text:style-name="P1"><text:span text:style-name="T2">0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16.486cm">
          <text:p text:style-name="P1"><text:span text:style-name="T2">2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3.314cm" svg:x="1.5cm" svg:y="2.5cm">
          <text:p text:style-name="P1"><text:span text:style-name="T2">3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7.167cm">
          <text:p text:style-name="P1"><text:span text:style-name="T2">0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11.833cm">
          <text:p text:style-name="P1"><text:span text:style-name="T2">2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16.5cm">
          <text:p text:style-name="P1"><text:span text:style-name="T2">1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3" table:default-cell-style-name="ce3">
              <table:table-cell/>
              <table:table-cell table:style-name="ce4">
                <text:p text:style-name="P1"><text:span text:style-name="T1"><text:s/></text:span></text:p>
              </table:table-cell>
              <table:table-cell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5.svm" xlink:type="simple" xlink:show="embed" xlink:actuate="onLoad"/>
        </draw:frame>
        <draw:custom-shape draw:style-name="gr32" draw:text-style-name="P4" draw:layer="layout" svg:width="0.882cm" svg:height="0.882cm" svg:x="13.982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draw:layer="layout" svg:width="0.882cm" svg:height="0.882cm" svg:x="7.481cm" svg:y="7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" draw:layer="layout" svg:width="0.882cm" svg:height="0.883cm" svg:x="13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882cm" svg:height="0.882cm" svg:x="1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1cm" svg:height="0.882cm" draw:transform="rotate (-1.5707963267949) translate (11.245cm 7.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18.7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draw:layer="layout" svg:width="0.977cm" svg:height="0.977cm" svg:x="15.523cm" svg:y="7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2cm" svg:height="0.883cm" draw:transform="rotate (-1.5707963267949) translate (10.246cm 8.1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8.523cm" svg:y="10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draw:layer="layout" svg:width="0.977cm" svg:height="0.977cm" svg:x="14.546cm" svg:y="8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0.882cm" svg:height="0.883cm" svg:x="21.118cm" svg:y="11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draw:layer="layout" svg:width="0.882cm" svg:height="0.882cm" svg:x="21.118cm" svg:y="12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7.416cm" svg:y="10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7.416cm" svg:y="1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882cm" svg:height="0.881cm" svg:x="7.481cm" svg:y="6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draw:layer="layout" svg:width="0.883cm" svg:height="0.881cm" svg:x="8.48cm" svg:y="6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977cm" svg:height="0.977cm" svg:x="18.336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" draw:layer="layout" svg:width="0.977cm" svg:height="0.977cm" svg:x="18.336cm" svg:y="16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20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21.10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draw:layer="layout" svg:width="0.977cm" svg:height="0.977cm" svg:x="9.5cm" svg:y="12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13cm" svg:y="11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2cm" svg:height="0.882cm" draw:transform="rotate (-1.5707963267949) translate (11.245cm 8.1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draw:layer="layout" svg:width="0.881cm" svg:height="0.882cm" svg:x="16.105cm" svg:y="11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draw:layer="layout" svg:width="0.882cm" svg:height="0.882cm" svg:x="15.105cm" svg:y="11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3cm" svg:height="0.882cm" svg:x="18.117cm" svg:y="6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3cm" svg:height="0.882cm" svg:x="18.117cm" svg:y="7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" draw:layer="layout" svg:width="0.882cm" svg:height="0.882cm" svg:x="15.105cm" svg:y="10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draw:layer="layout" svg:width="0.881cm" svg:height="0.882cm" svg:x="16.105cm" svg:y="10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" draw:layer="layout" svg:width="0.882cm" svg:height="0.882cm" svg:x="9.382cm" svg:y="15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" draw:layer="layout" svg:width="0.882cm" svg:height="0.882cm" svg:x="9.382cm" svg:y="16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2cm" svg:height="0.882cm" svg:x="7.5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2cm" svg:height="0.881cm" svg:x="7.5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" draw:layer="layout" svg:width="0.882cm" svg:height="0.881cm" svg:x="9.382cm" svg:y="17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881cm" svg:height="0.882cm" svg:x="21.11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" draw:layer="layout" svg:width="0.882cm" svg:height="0.882cm" svg:x="20.11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" draw:layer="layout" svg:width="0.882cm" svg:height="0.882cm" svg:x="20.11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" draw:layer="layout" svg:width="0.881cm" svg:height="0.882cm" svg:x="21.11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6" draw:style-name="dp1" draw:master-page-name="Standard">
        <draw:frame draw:style-name="gr7" draw:layer="layout" svg:width="1.171cm" svg:height="0.962cm" svg:x="30cm" svg:y="0cm">
          <draw:text-box>
            <text:p>s7</text:p>
          </draw:text-box>
        </draw:frame>
        <draw:custom-shape draw:style-name="gr2" draw:text-style-name="P3" draw:layer="layout" svg:width="4cm" svg:height="3.314cm" svg:x="24.2cm" svg:y="2.486cm">
          <text:p text:style-name="P1"><text:span text:style-name="T2">1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7.153cm">
          <text:p text:style-name="P1"><text:span text:style-name="T2">5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11.819cm">
          <text:p text:style-name="P1"><text:span text:style-name="T2">1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16.486cm">
          <text:p text:style-name="P1"><text:span text:style-name="T2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3.314cm" svg:x="1.5cm" svg:y="2.5cm">
          <text:p text:style-name="P1"><text:span text:style-name="T2">5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7.167cm">
          <text:p text:style-name="P1"><text:span text:style-name="T2">0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11.833cm">
          <text:p text:style-name="P1"><text:span text:style-name="T2">5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16.5cm">
          <text:p text:style-name="P1"><text:span text:style-name="T2">1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3" table:default-cell-style-name="ce3">
              <table:table-cell/>
              <table:table-cell table:style-name="ce4">
                <text:p text:style-name="P1"><text:span text:style-name="T1"><text:s/></text:span></text:p>
              </table:table-cell>
              <table:table-cell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6.svm" xlink:type="simple" xlink:show="embed" xlink:actuate="onLoad"/>
        </draw:frame>
        <draw:g>
          <draw:custom-shape draw:style-name="gr56" draw:text-style-name="P1" draw:layer="layout" svg:width="1.975cm" svg:height="1.976cm" svg:x="32.5cm" svg:y="1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32.81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32.81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33.288cm" svg:y="14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4cm" svg:height="0.394cm" svg:x="33.764cm" svg:y="14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4cm" svg:height="0.396cm" svg:x="33.76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4cm" svg:x="32.814cm" svg:y="14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5cm" svg:height="1.974cm" svg:x="9.526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5cm" svg:height="0.396cm" svg:x="10.316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5cm" svg:x="20.655cm" svg:y="6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4cm" svg:x="20.969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4cm" svg:x="20.969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21.443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5cm" svg:x="21.918cm" svg:y="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5cm" svg:x="18.001cm" svg:y="6.52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18.315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18.315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3cm" svg:height="0.396cm" svg:x="18.79cm" svg:y="7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5cm" svg:x="19.263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19.263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5cm" svg:x="18.315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6cm" svg:x="6.936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5cm" svg:x="7.25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5cm" svg:x="7.25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3cm" svg:height="0.396cm" svg:x="7.725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8.198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5cm" svg:x="8.198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7.25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5cm" svg:height="1.975cm" svg:x="9.525cm" svg:y="11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9.8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9.8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4cm" svg:height="0.395cm" svg:x="10.789cm" svg:y="12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6cm" svg:x="15.094cm" svg:y="15.50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15.408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15.408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15.882cm" svg:y="16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4cm" svg:x="16.357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6cm" svg:x="16.357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4cm" svg:x="15.408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6cm" svg:height="1.976cm" svg:x="12.501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12.817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12.817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5cm" svg:x="13.29cm" svg:y="16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6cm" svg:x="13.765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6cm" svg:x="13.765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12.817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5cm" svg:height="1.975cm" svg:x="15cm" svg:y="11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5cm" svg:x="15.314cm" svg:y="11.3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5cm" svg:x="15.314cm" svg:y="11.3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4cm" svg:height="0.394cm" svg:x="16.264cm" svg:y="12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4cm" svg:height="0.395cm" svg:x="16.264cm" svg:y="11.3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4cm" svg:x="15.314cm" svg:y="12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5cm" svg:height="1.975cm" svg:x="36.5cm" svg:y="10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4cm" svg:x="36.814cm" svg:y="10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4cm" svg:x="36.814cm" svg:y="10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37.288cm" svg:y="10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4cm" svg:height="0.395cm" svg:x="37.764cm" svg:y="11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5cm" svg:x="9.655cm" svg:y="15.50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5cm" svg:x="9.969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5cm" svg:x="9.969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4cm" svg:x="10.918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5cm" svg:x="10.918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4cm" svg:x="9.969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7cm" svg:x="7.001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7.315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7.315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3cm" svg:height="0.394cm" svg:x="7.79cm" svg:y="16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8.263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8.263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7.315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5cm" svg:x="20.655cm" svg:y="11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20.969cm" svg:y="11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20.969cm" svg:y="11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5cm" svg:x="21.918cm" svg:y="12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6cm" svg:x="18.001cm" svg:y="11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5cm" svg:x="18.315cm" svg:y="11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5cm" svg:x="18.315cm" svg:y="11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3cm" svg:height="0.396cm" svg:x="18.79cm" svg:y="11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5cm" svg:x="19.263cm" svg:y="12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5cm" svg:x="19.263cm" svg:y="11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5cm" svg:x="18.315cm" svg:y="12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5cm" svg:height="1.975cm" svg:x="15.02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15.339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15.339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4cm" svg:height="0.395cm" svg:x="16.289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5cm" svg:height="1.974cm" svg:x="12.525cm" svg:y="6.52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5cm" svg:height="0.396cm" svg:x="13.315cm" svg:y="7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5cm" svg:height="1.974cm" svg:x="7cm" svg:y="11.02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6" draw:text-style-name="P1" draw:layer="layout" svg:width="1.975cm" svg:height="1.974cm" svg:x="12.5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5cm" svg:height="0.396cm" svg:x="13.29cm" svg:y="11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5cm" svg:x="32.5cm" svg:y="17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32.8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32.8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5cm" svg:x="33.763cm" svg:y="18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5cm" svg:x="35cm" svg:y="17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35.3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35.3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5cm" svg:x="36.263cm" svg:y="18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5cm" svg:x="20.5cm" svg:y="15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4cm" svg:x="20.814cm" svg:y="15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4cm" svg:x="20.814cm" svg:y="15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21.288cm" svg:y="16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5cm" svg:x="21.763cm" svg:y="16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5cm" svg:height="1.974cm" svg:x="18cm" svg:y="15.52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5cm" svg:height="0.396cm" svg:x="18.79cm" svg:y="1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7" draw:style-name="dp1" draw:master-page-name="Standard">
        <draw:frame draw:style-name="gr7" draw:layer="layout" svg:width="1.171cm" svg:height="0.962cm" svg:x="30cm" svg:y="0cm">
          <draw:text-box>
            <text:p>s8</text:p>
          </draw:text-box>
        </draw:frame>
        <draw:custom-shape draw:style-name="gr2" draw:text-style-name="P3" draw:layer="layout" svg:width="4cm" svg:height="3.314cm" svg:x="24.2cm" svg:y="2.486cm">
          <text:p text:style-name="P1"><text:span text:style-name="T2">1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7.153cm">
          <text:p text:style-name="P1"><text:span text:style-name="T2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11.819cm">
          <text:p text:style-name="P1"><text:span text:style-name="T2">2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16.486cm">
          <text:p text:style-name="P1"><text:span text:style-name="T2">3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3.314cm" svg:x="1.5cm" svg:y="2.5cm">
          <text:p text:style-name="P1"><text:span text:style-name="T2">3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7.167cm">
          <text:p text:style-name="P1"><text:span text:style-name="T2">1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11.833cm">
          <text:p text:style-name="P1"><text:span text:style-name="T2">4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16.5cm">
          <text:p text:style-name="P1"><text:span text:style-name="T2">2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3" table:default-cell-style-name="ce3">
              <table:table-cell/>
              <table:table-cell table:style-name="ce4">
                <text:p text:style-name="P1"><text:span text:style-name="T1"><text:s/></text:span></text:p>
              </table:table-cell>
              <table:table-cell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7.svm" xlink:type="simple" xlink:show="embed" xlink:actuate="onLoad"/>
        </draw:frame>
        <draw:g>
          <draw:custom-shape draw:style-name="gr56" draw:text-style-name="P1" draw:layer="layout" svg:width="1.975cm" svg:height="1.976cm" svg:x="32.5cm" svg:y="1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32.81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32.81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33.288cm" svg:y="14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4cm" svg:height="0.394cm" svg:x="33.764cm" svg:y="14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4cm" svg:height="0.396cm" svg:x="33.76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4cm" svg:x="32.814cm" svg:y="14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5cm" svg:height="1.975cm" svg:x="36.5cm" svg:y="10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4cm" svg:x="36.814cm" svg:y="10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4cm" svg:x="36.814cm" svg:y="10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37.288cm" svg:y="10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4cm" svg:height="0.395cm" svg:x="37.764cm" svg:y="11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5cm" svg:x="32.5cm" svg:y="17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32.8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32.8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5cm" svg:x="33.763cm" svg:y="18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5cm" svg:x="35cm" svg:y="17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35.3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35.3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5cm" svg:x="36.263cm" svg:y="18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7cm" svg:x="14.87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6cm" svg:height="0.346cm" svg:x="15.15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15.15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5cm" svg:x="15.979cm" svg:y="16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5.979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5cm" svg:x="15.15cm" svg:y="16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7cm" svg:x="20.32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6cm" svg:height="0.346cm" svg:x="20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20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21.42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7cm" svg:height="1.726cm" svg:x="14.874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5cm" svg:height="0.346cm" svg:x="15.15cm" svg:y="7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5.15cm" svg:y="7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5cm" svg:x="15.564cm" svg:y="7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5cm" svg:x="15.978cm" svg:y="7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6cm" svg:x="18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6cm" svg:height="0.345cm" svg:x="18.689cm" svg:y="16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8cm" svg:x="15.27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6cm" svg:height="0.345cm" svg:x="15.549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5cm" svg:x="15.549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15.963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5cm" svg:x="16.378cm" svg:y="12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5cm" svg:x="16.378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5cm" svg:x="15.549cm" svg:y="12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7cm" svg:height="1.726cm" svg:x="18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5cm" svg:height="0.346cm" svg:x="18.276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8.276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9.105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9.10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8.276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7cm" svg:x="9.32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6cm" svg:height="0.346cm" svg:x="9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9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0.42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7cm" svg:height="1.726cm" svg:x="18.34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5cm" svg:height="0.346cm" svg:x="18.62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8.62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19.034cm" svg:y="11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5cm" svg:x="19.449cm" svg:y="12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7cm" svg:x="12.899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5cm" svg:height="0.346cm" svg:x="13.17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3.17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5cm" svg:x="13.589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5cm" svg:x="14.003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14.003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5cm" svg:x="13.175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7cm" svg:x="20.37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5cm" svg:height="0.346cm" svg:x="20.651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20.651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5cm" svg:x="21.065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21.479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21.479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20.651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6cm" svg:x="7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5cm" svg:height="0.345cm" svg:x="7.69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6cm" svg:x="9.37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6cm" svg:height="0.345cm" svg:x="10.064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7cm" svg:x="7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6cm" svg:height="0.346cm" svg:x="7.27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7.27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8.10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7cm" svg:x="12.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6cm" svg:height="0.346cm" svg:x="12.77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12.77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3.604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6cm" svg:x="20.77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6cm" svg:height="0.346cm" svg:x="21.049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21.049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21.463cm" svg:y="11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5cm" svg:x="21.878cm" svg:y="12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7cm" svg:x="12.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5cm" svg:height="0.345cm" svg:x="12.776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5cm" svg:x="12.776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3.19cm" svg:y="16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5cm" svg:x="13.60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6cm" svg:x="7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5cm" svg:height="0.346cm" svg:x="7.276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7.276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8.104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8.104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7.276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6cm" svg:x="9.375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6cm" svg:height="0.346cm" svg:x="9.6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9.6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0.479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0.479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9.65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8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cm" svg:y="2.5cm">
          <text:p text:style-name="P1"><text:span text:style-name="T1">...  6  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 text:style-name="P1"><text:span text:style-name="T1">...  2  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 text:style-name="P1"><text:span text:style-name="T1"><text:s/></text:span><text:span text:style-name="T1">...  8   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 text:style-name="P1"><text:span text:style-name="T1">...  4  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 text:style-name="P1"><text:span text:style-name="T1">...  3  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 text:style-name="P1"><text:span text:style-name="T1"><text:s/></text:span><text:span text:style-name="T1">...  9 <text:s/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 text:style-name="P1"><text:span text:style-name="T1">...  7  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 text:style-name="P1"><text:span text:style-name="T1">...  5  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7</text:span></text:p>
              </table:table-cell>
              <table:table-cell>
                <text:p text:style-name="P1"><text:span text:style-name="T2">8</text:span></text:p>
              </table:table-cell>
              <table:table-cell>
                <text:p text:style-name="P1"><text:span text:style-name="T2">9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" draw:layer="layout" svg:width="2cm" svg:height="1.5cm" svg:x="30cm" svg:y="0.5cm">
          <draw:text-box>
            <text:p>S9</text:p>
          </draw:text-box>
        </draw:frame>
        <draw:g>
          <draw:line draw:style-name="gr4" draw:text-style-name="P1" draw:layer="layout" svg:x1="4cm" svg:y1="2.5cm" svg:x2="4cm" svg:y2="6.5cm">
            <text:p/>
          </draw:line>
          <draw:line draw:style-name="gr4" draw:text-style-name="P1" draw:layer="layout" svg:x1="6.5cm" svg:y1="2.5cm" svg:x2="6.5cm" svg:y2="6.5cm">
            <text:p/>
          </draw:line>
        </draw:g>
        <draw:g>
          <draw:line draw:style-name="gr4" draw:text-style-name="P1" draw:layer="layout" svg:x1="4cm" svg:y1="7.1cm" svg:x2="4cm" svg:y2="11.1cm">
            <text:p/>
          </draw:line>
          <draw:line draw:style-name="gr4" draw:text-style-name="P1" draw:layer="layout" svg:x1="6.5cm" svg:y1="7.1cm" svg:x2="6.5cm" svg:y2="11.1cm">
            <text:p/>
          </draw:line>
        </draw:g>
        <draw:g>
          <draw:line draw:style-name="gr4" draw:text-style-name="P1" draw:layer="layout" svg:x1="4cm" svg:y1="11.5cm" svg:x2="4cm" svg:y2="15.5cm">
            <text:p/>
          </draw:line>
          <draw:line draw:style-name="gr4" draw:text-style-name="P1" draw:layer="layout" svg:x1="6.5cm" svg:y1="11.5cm" svg:x2="6.5cm" svg:y2="15.5cm">
            <text:p/>
          </draw:line>
        </draw:g>
        <draw:g>
          <draw:line draw:style-name="gr4" draw:text-style-name="P1" draw:layer="layout" svg:x1="4cm" svg:y1="16cm" svg:x2="4cm" svg:y2="20cm">
            <text:p/>
          </draw:line>
          <draw:line draw:style-name="gr4" draw:text-style-name="P1" draw:layer="layout" svg:x1="6.5cm" svg:y1="16cm" svg:x2="6.5cm" svg:y2="20cm">
            <text:p/>
          </draw:line>
        </draw:g>
        <draw:g>
          <draw:line draw:style-name="gr4" draw:text-style-name="P1" draw:layer="layout" svg:x1="23.1cm" svg:y1="2.5cm" svg:x2="23.1cm" svg:y2="6.5cm">
            <text:p/>
          </draw:line>
          <draw:line draw:style-name="gr4" draw:text-style-name="P1" draw:layer="layout" svg:x1="25.6cm" svg:y1="2.5cm" svg:x2="25.6cm" svg:y2="6.5cm">
            <text:p/>
          </draw:line>
        </draw:g>
        <draw:g>
          <draw:line draw:style-name="gr4" draw:text-style-name="P1" draw:layer="layout" svg:x1="23.1cm" svg:y1="7.1cm" svg:x2="23.1cm" svg:y2="11.1cm">
            <text:p/>
          </draw:line>
          <draw:line draw:style-name="gr4" draw:text-style-name="P1" draw:layer="layout" svg:x1="25.6cm" svg:y1="7.1cm" svg:x2="25.6cm" svg:y2="11.1cm">
            <text:p/>
          </draw:line>
        </draw:g>
        <draw:g>
          <draw:line draw:style-name="gr4" draw:text-style-name="P1" draw:layer="layout" svg:x1="23.1cm" svg:y1="11.5cm" svg:x2="23.1cm" svg:y2="15.5cm">
            <text:p/>
          </draw:line>
          <draw:line draw:style-name="gr4" draw:text-style-name="P1" draw:layer="layout" svg:x1="25.6cm" svg:y1="11.5cm" svg:x2="25.6cm" svg:y2="15.5cm">
            <text:p/>
          </draw:line>
        </draw:g>
        <draw:g>
          <draw:line draw:style-name="gr4" draw:text-style-name="P1" draw:layer="layout" svg:x1="23.1cm" svg:y1="16cm" svg:x2="23.1cm" svg:y2="20cm">
            <text:p/>
          </draw:line>
          <draw:line draw:style-name="gr4" draw:text-style-name="P1" draw:layer="layout" svg:x1="25.6cm" svg:y1="16cm" svg:x2="25.6cm" svg:y2="20cm">
            <text:p/>
          </draw:line>
        </draw:g>
        <draw:frame draw:style-name="gr5" draw:text-style-name="P1" draw:layer="layout" svg:width="2.214cm" svg:height="1.292cm" svg:x="26.5cm" svg:y="15.684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476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72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</draw:page>
      <draw:page draw:name="page9" draw:style-name="dp1" draw:master-page-name="Standard">
        <draw:frame draw:style-name="gr58" draw:text-style-name="P5" draw:layer="layout" svg:width="1.864cm" svg:height="1.865cm" svg:x="23.136cm" svg:y="17.93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8" draw:text-style-name="P6" draw:layer="layout" svg:width="1.699cm" svg:height="1.719cm" svg:x="26.401cm" svg:y="8.648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7" draw:layer="layout" svg:width="1.171cm" svg:height="0.962cm" svg:x="30cm" svg:y="0cm">
          <draw:text-box>
            <text:p>s3</text:p>
          </draw:text-box>
        </draw:frame>
        <draw:custom-shape draw:style-name="gr8" draw:text-style-name="P3" draw:layer="layout" svg:width="5.2cm" svg:height="3.314cm" svg:x="23cm" svg:y="2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2cm" svg:height="3.314cm" svg:x="23cm" svg:y="7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2cm" svg:height="3.314cm" svg:x="23cm" svg:y="11.8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2cm" svg:height="3.314cm" svg:x="23cm" svg:y="16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cm" svg:height="15cm" svg:x="7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5.5cm" svg:height="3.31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5cm" svg:height="3.314cm" svg:x="1.5cm" svg:y="7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5cm" svg:height="3.314cm" svg:x="1.5cm" svg:y="11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5cm" svg:height="3.314cm" svg:x="1.5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4.163cm" svg:height="13.613cm" svg:x="7.929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2">0+2</text:span></text:p>
              </table:table-cell>
              <table:table-cell table:style-name="ce4">
                <text:p text:style-name="P1"><text:span text:style-name="T1">2+1+1</text:span></text:p>
              </table:table-cell>
              <table:table-cell>
                <text:p text:style-name="P1"><text:span text:style-name="T2">2+2</text:span></text:p>
              </table:table-cell>
            </table:table-row>
            <table:table-row table:style-name="ro3">
              <table:table-cell table:style-name="ce3">
                <text:p text:style-name="P1"><text:span text:style-name="T1">1+2+1</text:span></text:p>
              </table:table-cell>
              <table:table-cell table:style-name="ce4">
                <text:p text:style-name="P1"><text:span text:style-name="T2">2+1</text:span></text:p>
              </table:table-cell>
              <table:table-cell table:style-name="ce5">
                <text:p text:style-name="P1"><text:span text:style-name="T2">0+1</text:span></text:p>
              </table:table-cell>
            </table:table-row>
            <table:table-row table:style-name="ro3">
              <table:table-cell table:style-name="ce3">
                <text:p text:style-name="P1"><text:span text:style-name="T2">1+2</text:span></text:p>
              </table:table-cell>
              <table:table-cell table:style-name="ce4">
                <text:p text:style-name="P1"><text:span text:style-name="T2">1+1</text:span></text:p>
              </table:table-cell>
              <table:table-cell table:style-name="ce5">
                <text:p text:style-name="P1"><text:span text:style-name="T1">1+1+1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8" draw:text-style-name="P5" draw:layer="layout" svg:width="1.864cm" svg:height="1.865cm" svg:x="23.5cm" svg:y="12.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8" draw:text-style-name="P6" draw:layer="layout" svg:width="1.699cm" svg:height="1.719cm" svg:x="4.9cm" svg:y="3.58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8" draw:text-style-name="P5" draw:layer="layout" svg:width="1.864cm" svg:height="1.865cm" svg:x="2.443cm" svg:y="3.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8" draw:text-style-name="P5" draw:layer="layout" svg:width="1.864cm" svg:height="1.865cm" svg:x="25.636cm" svg:y="3.4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8" draw:text-style-name="P5" draw:layer="layout" svg:width="1.864cm" svg:height="1.865cm" svg:x="25.636cm" svg:y="12.63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8" draw:text-style-name="P5" draw:layer="layout" svg:width="1.864cm" svg:height="1.865cm" svg:x="24.8cm" svg:y="7.353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8" draw:text-style-name="P6" draw:layer="layout" svg:width="1.699cm" svg:height="1.719cm" svg:x="2.301cm" svg:y="17.5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8" draw:text-style-name="P6" draw:layer="layout" svg:width="1.699cm" svg:height="1.719cm" svg:x="4.5cm" svg:y="8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8" draw:text-style-name="P6" draw:layer="layout" svg:width="1.699cm" svg:height="1.719cm" svg:x="4.5cm" svg:y="17.5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8" draw:text-style-name="P6" draw:layer="layout" svg:width="1.699cm" svg:height="1.719cm" svg:x="23.101cm" svg:y="8.5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8" draw:text-style-name="P6" draw:layer="layout" svg:width="1.699cm" svg:height="1.719cm" svg:x="1.701cm" svg:y="13.18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8" draw:text-style-name="P6" draw:layer="layout" svg:width="1.699cm" svg:height="1.719cm" svg:x="24.6cm" svg:y="16.635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8" draw:text-style-name="P6" draw:layer="layout" svg:width="1.699cm" svg:height="1.719cm" svg:x="5cm" svg:y="13.228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8" draw:text-style-name="P5" draw:layer="layout" svg:width="1.864cm" svg:height="1.865cm" svg:x="32.835cm" svg:y="1.13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8" draw:text-style-name="P6" draw:layer="layout" svg:width="1.699cm" svg:height="1.719cm" svg:x="30.5cm" svg:y="1.28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8" draw:text-style-name="P6" draw:layer="layout" svg:width="1.699cm" svg:height="1.719cm" svg:x="3.401cm" svg:y="12.08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8" draw:text-style-name="P6" draw:layer="layout" svg:width="1.699cm" svg:height="1.719cm" svg:x="26.199cm" svg:y="17.916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10" draw:style-name="dp1" draw:master-page-name="Standard">
        <draw:frame draw:style-name="gr7" draw:layer="layout" svg:width="1.171cm" svg:height="0.962cm" svg:x="30cm" svg:y="0cm">
          <draw:text-box>
            <text:p>s5</text:p>
          </draw:text-box>
        </draw:frame>
        <draw:custom-shape draw:style-name="gr2" draw:text-style-name="P3" draw:layer="layout" svg:width="5.2cm" svg:height="3.314cm" svg:x="23cm" svg:y="2.486cm">
          <text:p text:style-name="P1"><text:span text:style-name="T2">2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2cm" svg:height="3.314cm" svg:x="23cm" svg:y="7.153cm">
          <text:p text:style-name="P1"><text:span text:style-name="T2">1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2cm" svg:height="3.314cm" svg:x="23cm" svg:y="11.819cm">
          <text:p text:style-name="P1"><text:span text:style-name="T2">1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2cm" svg:height="3.314cm" svg:x="23cm" svg:y="16.486cm">
          <text:p text:style-name="P1"><text:span text:style-name="T1">1+2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cm" svg:height="15cm" svg:x="7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5cm" svg:height="3.314cm" svg:x="1.5cm" svg:y="2.5cm">
          <text:p text:style-name="P1"><text:span text:style-name="T2">0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5cm" svg:height="3.314cm" svg:x="1.5cm" svg:y="7.167cm">
          <text:p text:style-name="P1"><text:span text:style-name="T2">2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5cm" svg:height="3.314cm" svg:x="1.5cm" svg:y="11.833cm">
          <text:p text:style-name="P1"><text:span text:style-name="T1">1+1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5cm" svg:height="3.314cm" svg:x="1.5cm" svg:y="16.5cm">
          <text:p text:style-name="P1"><text:span text:style-name="T2">0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4.163cm" svg:height="13.613cm" svg:x="7.929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/>
              <table:table-cell table:style-name="ce4"/>
              <table:table-cell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10.svm" xlink:type="simple" xlink:show="embed" xlink:actuate="onLoad"/>
        </draw:frame>
        <draw:frame draw:style-name="gr58" draw:text-style-name="P5" draw:layer="layout" svg:width="1.864cm" svg:height="1.865cm" svg:x="17.699cm" svg:y="1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8" draw:text-style-name="P6" draw:layer="layout" svg:width="1.699cm" svg:height="1.719cm" svg:x="15.157cm" svg:y="6.08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8" draw:text-style-name="P5" draw:layer="layout" svg:width="1.864cm" svg:height="1.865cm" svg:x="13cm" svg:y="6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8" draw:text-style-name="P5" draw:layer="layout" svg:width="1.864cm" svg:height="1.865cm" svg:x="9.5cm" svg:y="6.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8" draw:text-style-name="P5" draw:layer="layout" svg:width="1.864cm" svg:height="1.865cm" svg:x="19.636cm" svg:y="15.93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8" draw:text-style-name="P6" draw:layer="layout" svg:width="1.699cm" svg:height="1.719cm" svg:x="18cm" svg:y="6.28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8" draw:text-style-name="P6" draw:layer="layout" svg:width="1.699cm" svg:height="1.719cm" svg:x="14.301cm" svg:y="1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8" draw:text-style-name="P6" draw:layer="layout" svg:width="1.699cm" svg:height="1.719cm" svg:x="20cm" svg:y="7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8" draw:text-style-name="P6" draw:layer="layout" svg:width="1.699cm" svg:height="1.719cm" svg:x="12.803cm" svg:y="16.419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8" draw:text-style-name="P6" draw:layer="layout" svg:width="1.699cm" svg:height="1.719cm" svg:x="15.101cm" svg:y="16.547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8" draw:text-style-name="P5" draw:layer="layout" svg:width="1.864cm" svg:height="1.865cm" svg:x="10.136cm" svg:y="16.13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8" draw:text-style-name="P6" draw:layer="layout" svg:width="1.699cm" svg:height="1.719cm" svg:x="8.301cm" svg:y="14.78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8" draw:text-style-name="P6" draw:layer="layout" svg:width="1.699cm" svg:height="1.719cm" svg:x="14.002cm" svg:y="14.5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8" draw:text-style-name="P5" draw:layer="layout" svg:width="1.864cm" svg:height="1.865cm" svg:x="8.138cm" svg:y="10.13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8" draw:text-style-name="P6" draw:layer="layout" svg:width="1.699cm" svg:height="1.719cm" svg:x="10.801cm" svg:y="10.216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8" draw:text-style-name="P6" draw:layer="layout" svg:width="1.699cm" svg:height="1.719cm" svg:x="19.9cm" svg:y="11.728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8" draw:text-style-name="P5" draw:layer="layout" svg:width="1.864cm" svg:height="1.865cm" svg:x="18.699cm" svg:y="10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8" draw:text-style-name="P6" draw:layer="layout" svg:width="1.699cm" svg:height="1.719cm" svg:x="17.5cm" svg:y="11.947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8" draw:text-style-name="P5" draw:layer="layout" svg:width="1.864cm" svg:height="1.865cm" svg:x="9.536cm" svg:y="12.03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1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MP1" style:family="paragraph">
      <style:text-properties fo:font-family="Flow" style:font-pitch="variable" fo:font-weight="bold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MT1" style:family="text">
      <style:text-properties fo:font-family="Flow" style:font-pitch="variable" fo:font-size="24pt" fo:font-weight="bold" style:font-size-asian="24pt" style:font-weight-asian="bold" style:font-size-complex="24pt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54pt" fo:font-weight="normal" style:font-size-asian="54pt" style:font-weight-asian="normal" style:font-size-complex="54pt" style:font-weight-complex="normal"/>
    </style:style>
    <style:style style:name="MT4" style:family="text">
      <style:text-properties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6cm" svg:height="1.382cm" svg:x="15.447cm" svg:y="3.5cm">
        <draw:text-box>
          <text:p><text:span text:style-name="MT1">KAZOMAT</text:span></text:p>
        </draw:text-box>
      </draw:frame>
      <draw:frame draw:style-name="Mgr2" draw:layer="backgroundobjects" svg:width="4.5cm" svg:height="1cm" svg:x="25.247cm" svg:y="0.8cm">
        <draw:text-box>
          <text:p><text:span text:style-name="MT2">© RENAUDIN 2012</text:span></text:p>
        </draw:text-box>
      </draw:frame>
      <draw:frame draw:style-name="Mgr3" draw:text-style-name="MP2" draw:layer="backgroundobjects" svg:width="1.5cm" svg:height="0.525cm" svg:x="23.847cm" svg:y="1.038cm">
        <draw:image xlink:href="Pictures/10000000000001930000008DAB8C20B3.png" xlink:type="simple" xlink:show="embed" xlink:actuate="onLoad">
          <text:p/>
        </draw:image>
      </draw:frame>
      <draw:custom-shape draw:style-name="Mgr4" draw:text-style-name="MP3" draw:layer="backgroundobjects" svg:width="6.5cm" svg:height="2cm" svg:x="9.497cm" svg:y="1.75cm">
        <text:p text:style-name="MP2"><text:span text:style-name="MT3">C</text:span><text:span text:style-name="MT4"> </text:span><text:span text:style-name="MT4"><text:page-number>&lt;numéro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1T16:11:09</meta:creation-date>
    <dc:date>2012-11-14T21:30:26</dc:date>
    <meta:editing-duration>P1DT53M32S</meta:editing-duration>
    <meta:editing-cycles>117</meta:editing-cycles>
    <meta:generator>LibreOffice/3.5$Linux_X86_64 LibreOffice_project/350m1$Build-2</meta:generator>
    <meta:print-date>2012-08-06T20:09:53</meta:print-date>
    <meta:document-statistic meta:object-count="656"/>
  </office:meta>
</office:document-meta>
</file>